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c72" officeooo:paragraph-rsid="00022c72"/>
    </style:style>
    <style:style style:name="P2" style:family="paragraph" style:parent-style-name="Standard">
      <style:text-properties officeooo:rsid="00022c72" officeooo:paragraph-rsid="00022c72"/>
    </style:style>
    <style:style style:name="P3" style:family="paragraph" style:parent-style-name="Standard">
      <style:text-properties officeooo:rsid="00033788" officeooo:paragraph-rsid="00033788"/>
    </style:style>
    <style:style style:name="T1" style:family="text">
      <style:text-properties officeooo:rsid="00033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geschlossen:</text:p>
      <text:p text:style-name="P1"><text:tab/>-Zugmöglichkeiten mit Ausschluss der schon besetzten <text:span text:style-name="T1">Felder</text:span></text:p>
      <text:p text:style-name="P1"><text:tab/>-<text:span text:style-name="T1">Ziehen</text:span></text:p>
      <text:p text:style-name="P1"/>
      <text:p text:style-name="P1"/>
      <text:p text:style-name="P1"><text:tab/>4.6.2018</text:p>
      <text:p text:style-name="P1"/>
      <text:p text:style-name="P1"/>
      <text:p text:style-name="P1"><text:span text:style-name="T1">Fortschritt</text:span>:</text:p>
      <text:p text:style-name="P1"><text:tab/><text:span text:style-name="T1">Fertigstellung der Zugrückssetzung</text:span></text:p>
      <text:p text:style-name="P1"><text:tab/><text:span text:style-name="T1">Anfangen der Implementierung der Speicherbarkeit</text:span></text:p>
      <text:p text:style-name="P1"/>
      <text:p text:style-name="P3">Ausstehendes:</text:p>
      <text:p text:style-name="P3"><text:tab/>Laden</text:p>
      <text:p text:style-name="P3"><text:tab/>alle Schlagmöglichkeiten</text:p>
      <text:p text:style-name="P3"><text:tab/>Pyramiden</text:p>
      <text:p text:style-name="P3"><text:tab/>Rei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6S</meta:editing-duration>
    <meta:editing-cycles>5</meta:editing-cycles>
    <meta:generator>LibreOffice/5.4.2.2$Windows_X86_64 LibreOffice_project/22b09f6418e8c2d508a9eaf86b2399209b0990f4</meta:generator>
    <dc:date>2018-06-11T14:46:13.632000000</dc:date>
    <meta:document-statistic meta:table-count="0" meta:image-count="0" meta:object-count="0" meta:page-count="1" meta:paragraph-count="12" meta:word-count="25" meta:character-count="248" meta:non-whitespace-character-count="226"/>
    <meta:user-defined meta:name="Info 1"/>
    <meta:user-defined meta:name="Info 2"/>
    <meta:user-defined meta:name="Info 3"/>
    <meta:user-defined meta:name="Info 4"/>
  </office:meta>
</office:document-meta>
</file>